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75c57" officeooo:paragraph-rsid="00275c57"/>
    </style:style>
    <style:style style:name="P16" style:family="paragraph" style:parent-style-name="Text_20_body">
      <style:text-properties officeooo:rsid="0035d09e" officeooo:paragraph-rsid="00178e6a"/>
    </style:style>
    <style:style style:name="P17" style:family="paragraph" style:parent-style-name="Text_20_body">
      <style:text-properties officeooo:rsid="0020ff12" officeooo:paragraph-rsid="0020ff12"/>
    </style:style>
    <style:style style:name="P18" style:family="paragraph" style:parent-style-name="Text_20_body">
      <style:text-properties officeooo:rsid="0038664e" officeooo:paragraph-rsid="0038ea85"/>
    </style:style>
    <style:style style:name="P19" style:family="paragraph" style:parent-style-name="Text_20_body">
      <style:text-properties officeooo:rsid="0038ea85" officeooo:paragraph-rsid="0038ea85"/>
    </style:style>
    <style:style style:name="P20" style:family="paragraph" style:parent-style-name="Text_20_body">
      <style:text-properties officeooo:rsid="003b0037" officeooo:paragraph-rsid="003b0037"/>
    </style:style>
    <style:style style:name="P21" style:family="paragraph" style:parent-style-name="Text_20_body">
      <style:text-properties officeooo:rsid="000f5a8d" officeooo:paragraph-rsid="000c2577"/>
    </style:style>
    <style:style style:name="P22" style:family="paragraph" style:parent-style-name="Text_20_body">
      <style:text-properties officeooo:rsid="002a870a" officeooo:paragraph-rsid="002a870a"/>
    </style:style>
    <style:style style:name="P23" style:family="paragraph" style:parent-style-name="Text_20_body">
      <style:text-properties officeooo:rsid="002c75fe" officeooo:paragraph-rsid="002c75fe"/>
    </style:style>
    <style:style style:name="P24" style:family="paragraph" style:parent-style-name="Text_20_body">
      <style:text-properties officeooo:rsid="0031adc1" officeooo:paragraph-rsid="0031adc1"/>
    </style:style>
    <style:style style:name="P25" style:family="paragraph" style:parent-style-name="Text_20_body">
      <style:text-properties officeooo:rsid="003347d8" officeooo:paragraph-rsid="003347d8"/>
    </style:style>
    <style:style style:name="P26" style:family="paragraph" style:parent-style-name="Text_20_body">
      <style:text-properties officeooo:rsid="002572c8" officeooo:paragraph-rsid="002572c8"/>
    </style:style>
    <style:style style:name="P27" style:family="paragraph" style:parent-style-name="Text_20_body">
      <style:text-properties officeooo:rsid="0043bfa5" officeooo:paragraph-rsid="0043bfa5"/>
    </style:style>
    <style:style style:name="P28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42acbd"/>
    </style:style>
    <style:style style:name="T8" style:family="text">
      <style:text-properties officeooo:rsid="00062ef1"/>
    </style:style>
    <style:style style:name="T9" style:family="text">
      <style:text-properties officeooo:rsid="000ab9eb"/>
    </style:style>
    <style:style style:name="T10" style:family="text">
      <style:text-properties officeooo:rsid="00094ea5"/>
    </style:style>
    <style:style style:name="T11" style:family="text">
      <style:text-properties officeooo:rsid="00096c0d"/>
    </style:style>
    <style:style style:name="T12" style:family="text">
      <style:text-properties officeooo:rsid="000675f8"/>
    </style:style>
    <style:style style:name="T13" style:family="text">
      <style:text-properties officeooo:rsid="000c2577"/>
    </style:style>
    <style:style style:name="T14" style:family="text">
      <style:text-properties officeooo:rsid="003cc867"/>
    </style:style>
    <style:style style:name="T15" style:family="text">
      <style:text-properties officeooo:rsid="001238b8"/>
    </style:style>
    <style:style style:name="T16" style:family="text">
      <style:text-properties officeooo:rsid="001baf61"/>
    </style:style>
    <style:style style:name="T17" style:family="text">
      <style:text-properties officeooo:rsid="001cd0a5"/>
    </style:style>
    <style:style style:name="T18" style:family="text">
      <style:text-properties officeooo:rsid="0028d5a6"/>
    </style:style>
    <style:style style:name="T19" style:family="text">
      <style:text-properties officeooo:rsid="002d649a"/>
    </style:style>
    <style:style style:name="T20" style:family="text">
      <style:text-properties officeooo:rsid="00231a8e"/>
    </style:style>
    <style:style style:name="T21" style:family="text">
      <style:text-properties officeooo:rsid="003e9f53"/>
    </style:style>
    <style:style style:name="T22" style:family="text">
      <style:text-properties officeooo:rsid="003fda7b"/>
    </style:style>
    <style:style style:name="T23" style:family="text">
      <style:text-properties officeooo:rsid="0024db0d"/>
    </style:style>
    <style:style style:name="T24" style:family="text">
      <style:text-properties officeooo:rsid="0038ea85"/>
    </style:style>
    <style:style style:name="T25" style:family="text">
      <style:text-properties officeooo:rsid="003c7b65"/>
    </style:style>
    <style:style style:name="T26" style:family="text">
      <style:text-properties officeooo:rsid="0029a9cb"/>
    </style:style>
    <style:style style:name="T27" style:family="text">
      <style:text-properties officeooo:rsid="00350708"/>
    </style:style>
    <style:style style:name="T28" style:family="text">
      <style:text-properties officeooo:rsid="0045a9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 </text:span><text:span text:style-name="T7">+ randomnes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8">Python </text:span><text:span text:style-name="T9">(avec Flask)</text:span><text:span text:style-name="T8">, </text:span><text:span text:style-name="T10">SQL </text:span><text:span text:style-name="T11">(avec dBeaver, </text:span>Postgres<text:span text:style-name="T11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2">js ? </text:span><text:span text:style-name="T13">Ou </text:span><text:span text:style-name="T8">Python </text:span><text:span text:style-name="T9">(avec Flask) ?</text:span></text:p>
      <text:p text:style-name="P9"/>
      <text:p text:style-name="P9"/>
      <text:p text:style-name="P9"/>
      <text:p text:style-name="P10"/>
      <text:p text:style-name="P11">Utilisateurs : paramètres, <text:s/>commentaires, <text:span text:style-name="T14">abonnements</text:span></text:p>
      <text:p text:style-name="P11"><text:span text:style-name="T15">page utilisateurs : upload et gestion des vidéos si login </text:span>et possède serveur<text:span text:style-name="T15">, affichage des vidéos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pan text:style-name="T16">abonnement</text:span><text:span text:style-name="T17">s</text:span></text:p>
      <text:p text:style-name="P14">- <text:span text:style-name="T18">tags des vidéos</text:span></text:p>
      <text:p text:style-name="P13"/>
      <text:p text:style-name="P15">Hébergeur :</text:p>
      <text:p text:style-name="P15">- L’hébergeur peut <text:span text:style-name="T19">gérer ses</text:span> vidéo<text:span text:style-name="T19">s</text:span></text:p>
      <text:p text:style-name="P13"/>
      <text:p text:style-name="P16"/>
      <text:p text:style-name="P17"><text:soft-page-break/>likes : </text:p>
      <text:p text:style-name="P17">→ optimiser requete add_like_dislike</text:p>
      <text:p text:style-name="P17">→ <text:span text:style-name="T20">style des likes lo</text:span><text:span text:style-name="T21">r</text:span><text:span text:style-name="T20">sque non connect</text:span><text:span text:style-name="T22">é </text:span><text:span text:style-name="T20">+ info : dire qu’il faut être connect</text:span><text:span text:style-name="T23">é</text:span></text:p>
      <text:p text:style-name="P18">requete sql longue : </text:p>
      <text:p text:style-name="P18">- séparer en plusieurs variable puis rassembler pour mettre des commentaires</text:p>
      <text:p text:style-name="P18">- <text:span text:style-name="T24">SQL views</text:span></text:p>
      <text:p text:style-name="P19">Tags : 5 max par vidéos ?</text:p>
      <text:p text:style-name="P20">Enregistrer l’user_pk dans la session → <text:span text:style-name="T25">pour éviter les get_user_pk_from_username(username) excessifs</text:span></text:p>
      <text:p text:style-name="P21">secure_filename() <text:span text:style-name="T26">pour les pseudos et mdp</text:span></text:p>
      <text:p text:style-name="P22">test taille max upload fichier (pfp)</text:p>
      <text:p text:style-name="P23">véri<text:span text:style-name="T19">f</text:span>ier user inputs (login, register, update pfp, update channel_url, <text:span text:style-name="T14">directement dans les urls avec parametre (visit_channel, pfp_of...)</text:span>…)</text:p>
      <text:p text:style-name="P24">lorsque algorithme update_channel() et get channelinfo de hébergeur → get channelinfo/author ?</text:p>
      <text:p text:style-name="P25">Algorithme ? f( Tag des vidéos, likes, dislike, vues, <text:span text:style-name="T27">commentaires</text:span>)</text:p>
      <text:p text:style-name="P26">Cloud flare tunnel</text:p>
      <text:p text:style-name="P27">Les hébergeurs peuvent uploader des vidéos avec les mêmes url : il faudrait que le serveur algorithme donne des url unique, ou valide un url donnée par l’hébergeur. <text:span text:style-name="T28">+ vérif que les URL n’ont pas de /, \, espace,...</text:span></text:p>
      <text:p text:style-name="P28">session secret key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6-01-20T12:33:56.774000000</dc:date>
    <meta:editing-duration>P1DT16H48M</meta:editing-duration>
    <meta:editing-cycles>69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8" meta:word-count="327" meta:character-count="2124" meta:non-whitespace-character-count="1830"/>
  </office:meta>
</office:document-meta>
</file>